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D00000439001A8B1A580A0D75.png" manifest:media-type="image/png"/>
  <manifest:file-entry manifest:full-path="Pictures/1000020100000300000002AB22876CD762D479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2*"/>
    </style:style>
    <style:style style:name="Table1.G" style:family="table-column">
      <style:table-column-properties style:column-width="0.9563in" style:rel-column-width="936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63in" style:rel-column-width="9362*"/>
    </style:style>
    <style:style style:name="Table2.G" style:family="table-column">
      <style:table-column-properties style:column-width="0.9563in" style:rel-column-width="936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50%"/>
      <style:text-properties style:font-name="FreeSerif"/>
    </style:style>
    <style:style style:name="P2" style:family="paragraph" style:parent-style-name="Text_20_body">
      <style:paragraph-properties fo:line-height="150%" fo:text-align="center" style:justify-single-word="false"/>
      <style:text-properties style:font-name="FreeSerif"/>
    </style:style>
    <style:style style:name="P3" style:family="paragraph" style:parent-style-name="Text_20_body">
      <style:paragraph-properties fo:line-height="150%"/>
      <style:text-properties style:font-name="FreeSerif" officeooo:rsid="00187db7" officeooo:paragraph-rsid="00187db7"/>
    </style:style>
    <style:style style:name="P4" style:family="paragraph" style:parent-style-name="Text_20_body">
      <style:paragraph-properties fo:line-height="150%"/>
      <style:text-properties style:font-name="FreeSerif" officeooo:rsid="0019b114" officeooo:paragraph-rsid="0019b114"/>
    </style:style>
    <style:style style:name="P5" style:family="paragraph" style:parent-style-name="Text_20_body">
      <style:paragraph-properties fo:line-height="150%"/>
      <style:text-properties style:font-name="FreeSerif" officeooo:rsid="0019d8ff" officeooo:paragraph-rsid="0019d8ff"/>
    </style:style>
    <style:style style:name="P6" style:family="paragraph" style:parent-style-name="Text_20_body">
      <style:paragraph-properties fo:line-height="150%"/>
      <style:text-properties style:font-name="FreeSerif" officeooo:rsid="001cacac" officeooo:paragraph-rsid="001cacac"/>
    </style:style>
    <style:style style:name="P7" style:family="paragraph" style:parent-style-name="Text_20_body">
      <style:paragraph-properties fo:line-height="150%"/>
      <style:text-properties style:font-name="FreeSerif" officeooo:rsid="001ddf16" officeooo:paragraph-rsid="001ddf16"/>
    </style:style>
    <style:style style:name="P8" style:family="paragraph" style:parent-style-name="Text_20_body">
      <style:paragraph-properties fo:line-height="150%"/>
      <style:text-properties style:font-name="FreeSerif" officeooo:rsid="001f07fd" officeooo:paragraph-rsid="001ddf16"/>
    </style:style>
    <style:style style:name="P9" style:family="paragraph" style:parent-style-name="Text_20_body">
      <style:paragraph-properties fo:line-height="150%"/>
      <style:text-properties style:font-name="FreeSerif" officeooo:rsid="00211eb5" officeooo:paragraph-rsid="00211eb5"/>
    </style:style>
    <style:style style:name="P10" style:family="paragraph" style:parent-style-name="Text_20_body">
      <style:paragraph-properties fo:line-height="150%"/>
      <style:text-properties style:font-name="FreeSerif" officeooo:rsid="00265f04" officeooo:paragraph-rsid="00265f04"/>
    </style:style>
    <style:style style:name="P11" style:family="paragraph" style:parent-style-name="Text_20_body">
      <style:paragraph-properties fo:line-height="150%"/>
      <style:text-properties style:font-name="FreeSerif" officeooo:rsid="0029c645" officeooo:paragraph-rsid="0029c645"/>
    </style:style>
    <style:style style:name="P12" style:family="paragraph" style:parent-style-name="Text_20_body">
      <style:paragraph-properties fo:line-height="150%"/>
      <style:text-properties style:font-name="FreeSerif" officeooo:rsid="002e0ceb" officeooo:paragraph-rsid="002e0ceb"/>
    </style:style>
    <style:style style:name="P13" style:family="paragraph" style:parent-style-name="Text_20_body">
      <style:paragraph-properties fo:line-height="150%"/>
      <style:text-properties style:font-name="FreeSerif" officeooo:rsid="0037f62c" officeooo:paragraph-rsid="0037f62c"/>
    </style:style>
    <style:style style:name="P14" style:family="paragraph" style:parent-style-name="Text_20_body">
      <style:paragraph-properties fo:line-height="150%" fo:break-before="page"/>
      <style:text-properties fo:font-variant="normal" fo:text-transform="none" fo:color="#000000" style:text-line-through-style="none" style:text-line-through-type="none" style:font-name="FreeSerif" fo:font-size="20pt" fo:letter-spacing="normal" fo:font-style="normal" style:text-underline-style="none" fo:font-weight="bold" officeooo:paragraph-rsid="00145b3c" style:text-blinking="false" style:font-size-asian="20pt" style:font-weight-asian="bold" style:font-size-complex="20pt" style:font-weight-complex="bold"/>
    </style:style>
    <style:style style:name="P15" style:family="paragraph" style:parent-style-name="Text_20_body"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style:font-name="FreeSerif" fo:font-size="12pt" fo:letter-spacing="normal" fo:font-style="normal" fo:font-weight="normal" style:font-size-asian="12pt" style:font-size-complex="12pt"/>
    </style:style>
    <style:style style:name="P16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/>
      <style:text-properties style:font-name="FreeSerif" fo:font-size="12pt" style:font-size-asian="12pt" style:font-size-complex="12pt"/>
    </style:style>
    <style:style style:name="P17" style:family="paragraph" style:parent-style-name="Table_20_Contents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/>
      <style:text-properties fo:font-variant="normal" fo:text-transform="none" fo:color="#000000" style:font-name="Arial" fo:font-size="12pt" fo:letter-spacing="normal" fo:font-style="normal" style:text-underline-style="none" fo:font-weight="bold" officeooo:paragraph-rsid="00145b3c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/>
      <style:text-properties fo:font-variant="normal" fo:text-transform="none" fo:color="#000000" style:text-line-through-style="none" style:text-line-through-type="none" style:font-name="FreeSerif" fo:font-size="20pt" fo:letter-spacing="normal" fo:font-style="normal" style:text-underline-style="none" fo:font-weight="bold" officeooo:paragraph-rsid="00145b3c" style:text-blinking="false" style:font-size-asian="20pt" style:font-weight-asian="bold" style:font-size-complex="20pt" style:font-weight-complex="bold"/>
    </style:style>
    <style:style style:name="P19" style:family="paragraph" style:parent-style-name="Table_20_Contents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/>
      <style:text-properties fo:font-variant="normal" fo:text-transform="none" fo:color="#000000" style:text-line-through-style="none" style:text-line-through-type="none" style:font-name="FreeSerif" fo:font-size="20pt" fo:letter-spacing="normal" fo:font-style="normal" style:text-underline-style="none" fo:font-weight="normal" officeooo:rsid="0014a41f" officeooo:paragraph-rsid="0014a41f" style:text-blinking="false" style:font-size-asian="20pt" style:font-weight-asian="normal" style:font-size-complex="20pt" style:font-weight-complex="normal"/>
    </style:style>
    <style:style style:name="P20" style:family="paragraph" style:parent-style-name="Heading_20_3">
      <style:paragraph-properties fo:line-height="150%"/>
      <style:text-properties fo:font-variant="normal" fo:text-transform="none" fo:color="#000000" style:text-line-through-style="none" style:text-line-through-type="none" style:font-name="FreeSerif" fo:font-size="20pt" fo:letter-spacing="normal" fo:font-style="normal" style:text-underline-style="none" fo:font-weight="bold" officeooo:paragraph-rsid="00145b3c" style:text-blinking="false" style:font-size-asian="20pt" style:font-weight-asian="bold" style:font-size-complex="20pt" style:font-weight-complex="bold"/>
    </style:style>
    <style:style style:name="P21" style:family="paragraph" style:parent-style-name="Heading_20_3">
      <style:paragraph-properties fo:line-height="150%"/>
      <style:text-properties fo:font-variant="normal" fo:text-transform="none" fo:color="#000000" style:font-name="FreeSerif" fo:font-size="12pt" fo:letter-spacing="normal" fo:font-style="normal" style:text-underline-style="none" fo:font-weight="bold" officeooo:paragraph-rsid="00145b3c" style:font-size-asian="12pt" style:font-weight-asian="bold" style:font-size-complex="12pt" style:font-weight-complex="bold"/>
    </style:style>
    <style:style style:name="P22" style:family="paragraph" style:parent-style-name="Heading_20_3">
      <style:paragraph-properties fo:line-height="150%"/>
      <style:text-properties style:font-name="FreeSerif"/>
    </style:style>
    <style:style style:name="P23" style:family="paragraph" style:parent-style-name="Heading_20_3">
      <style:paragraph-properties fo:line-height="150%"/>
      <style:text-properties style:font-name="FreeSerif" officeooo:paragraph-rsid="002415f7"/>
    </style:style>
    <style:style style:name="P24" style:family="paragraph" style:parent-style-name="Heading_20_3">
      <style:paragraph-properties fo:line-height="150%"/>
      <style:text-properties style:font-name="FreeSerif" officeooo:rsid="002415f7" officeooo:paragraph-rsid="002415f7"/>
    </style:style>
    <style:style style:name="P25" style:family="paragraph" style:parent-style-name="Heading_20_3">
      <style:paragraph-properties fo:line-height="150%"/>
      <style:text-properties style:font-name="FreeSerif" officeooo:rsid="001f07fd" officeooo:paragraph-rsid="002415f7"/>
    </style:style>
    <style:style style:name="P26" style:family="paragraph" style:parent-style-name="Table_20_Contents">
      <style:paragraph-properties fo:line-height="150%"/>
      <style:text-properties style:font-name="FreeSerif" officeooo:rsid="0019b114" officeooo:paragraph-rsid="0019b114"/>
    </style:style>
    <style:style style:name="P27" style:family="paragraph" style:parent-style-name="Table_20_Contents">
      <style:paragraph-properties fo:line-height="150%"/>
      <style:text-properties style:font-name="FreeSerif"/>
    </style:style>
    <style:style style:name="P28" style:family="paragraph" style:parent-style-name="Table_20_Contents">
      <style:paragraph-properties fo:line-height="150%"/>
      <style:text-properties style:font-name="FreeSerif" officeooo:rsid="0019d8ff" officeooo:paragraph-rsid="0019d8ff"/>
    </style:style>
    <style:style style:name="P29" style:family="paragraph" style:parent-style-name="Heading_20_1">
      <style:paragraph-properties fo:line-height="150%" fo:text-align="center" style:justify-single-word="false"/>
      <style:text-properties style:font-name="FreeSerif"/>
    </style:style>
    <style:style style:name="P30" style:family="paragraph" style:parent-style-name="Heading_20_1">
      <style:paragraph-properties fo:line-height="150%"/>
      <style:text-properties style:font-name="FreeSerif" fo:font-size="18pt" officeooo:rsid="0019b114" officeooo:paragraph-rsid="0019b114" style:font-size-asian="18pt" style:font-size-complex="18pt"/>
    </style:style>
    <style:style style:name="P31" style:family="paragraph" style:parent-style-name="Heading_20_1">
      <style:paragraph-properties fo:line-height="150%"/>
      <style:text-properties style:font-name="FreeSerif" fo:font-size="18pt" officeooo:rsid="001cacac" style:font-size-asian="18pt" style:font-size-complex="18pt"/>
    </style:style>
    <style:style style:name="P32" style:family="paragraph" style:parent-style-name="Heading_20_1">
      <style:paragraph-properties fo:line-height="150%"/>
      <style:text-properties style:font-name="FreeSerif" officeooo:rsid="00285525" officeooo:paragraph-rsid="00285525"/>
    </style:style>
    <style:style style:name="P33" style:family="paragraph" style:parent-style-name="Heading_20_1">
      <style:paragraph-properties fo:line-height="150%"/>
      <style:text-properties style:font-name="FreeSerif" officeooo:rsid="002d5b5f" officeooo:paragraph-rsid="002d5b5f"/>
    </style:style>
    <style:style style:name="P34" style:family="paragraph" style:parent-style-name="Heading_20_1">
      <style:paragraph-properties fo:line-height="150%" fo:break-before="page"/>
      <style:text-properties style:font-name="FreeSerif"/>
    </style:style>
    <style:style style:name="P35" style:family="paragraph" style:parent-style-name="Heading_20_2">
      <style:paragraph-properties fo:line-height="150%"/>
      <style:text-properties style:font-name="FreeSerif" fo:font-size="18pt" officeooo:rsid="00187db7" officeooo:paragraph-rsid="00187db7" style:font-size-asian="18pt" style:font-size-complex="18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style:text-line-through-style="none" style:text-line-through-type="none" style:font-name="FreeSerif" fo:font-size="20pt" style:text-blinking="false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d8ff"/>
    </style:style>
    <style:style style:name="T5" style:family="text">
      <style:text-properties officeooo:rsid="001c38e6"/>
    </style:style>
    <style:style style:name="T6" style:family="text">
      <style:text-properties officeooo:rsid="001f07fd"/>
    </style:style>
    <style:style style:name="T7" style:family="text">
      <style:text-properties officeooo:rsid="0020fe4d"/>
    </style:style>
    <style:style style:name="T8" style:family="text">
      <style:text-properties officeooo:rsid="00229cce"/>
    </style:style>
    <style:style style:name="T9" style:family="text">
      <style:text-properties officeooo:rsid="0023678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36782" style:font-weight-asian="normal" style:font-weight-complex="normal"/>
    </style:style>
    <style:style style:name="T12" style:family="text">
      <style:text-properties fo:font-weight="normal" officeooo:rsid="002415f7" style:font-weight-asian="normal" style:font-weight-complex="normal"/>
    </style:style>
    <style:style style:name="T13" style:family="text">
      <style:text-properties fo:font-weight="normal" officeooo:rsid="001f07fd" style:font-weight-asian="normal" style:font-weight-complex="normal"/>
    </style:style>
    <style:style style:name="T14" style:family="text">
      <style:text-properties fo:font-weight="normal" officeooo:rsid="0039e79b" style:font-weight-asian="normal" style:font-weight-complex="normal"/>
    </style:style>
    <style:style style:name="T15" style:family="text">
      <style:text-properties fo:font-weight="normal" officeooo:rsid="003acc64" style:font-weight-asian="normal" style:font-weight-complex="normal"/>
    </style:style>
    <style:style style:name="T16" style:family="text">
      <style:text-properties officeooo:rsid="00258d0b"/>
    </style:style>
    <style:style style:name="T17" style:family="text">
      <style:text-properties officeooo:rsid="002f5153"/>
    </style:style>
    <style:style style:name="T18" style:family="text">
      <style:text-properties officeooo:rsid="002fb36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3"/>
      <text:h text:style-name="P21" text:outline-level="3"/>
      <text:p text:style-name="P17"><text:a xlink:type="simple" xlink:href="https://wis.fit.vutbr.cz/FIT/st/course-sl.php.cs?id=610330&amp;item=62160" text:style-name="Internet_20_link" text:visited-style-name="Visited_20_Internet_20_Link"><text:span text:style-name="T2"><text:line-break/></text:span></text:a></text:p>
      <text:p text:style-name="P17"><text:a xlink:type="simple" xlink:href="https://wis.fit.vutbr.cz/FIT/st/course-sl.php.cs?id=610330&amp;item=62160" text:style-name="Internet_20_link" text:visited-style-name="Visited_20_Internet_20_Link"><text:span text:style-name="T2"/></text:a></text:p>
      <text:p text:style-name="P17"><text:a xlink:type="simple" xlink:href="https://wis.fit.vutbr.cz/FIT/st/course-sl.php.cs?id=610330&amp;item=62160" text:style-name="Internet_20_link" text:visited-style-name="Visited_20_Internet_20_Link"><text:span text:style-name="T2"/></text:a></text:p>
      <text:p text:style-name="P17"><text:a xlink:type="simple" xlink:href="https://wis.fit.vutbr.cz/FIT/st/course-sl.php.cs?id=610330&amp;item=62160" text:style-name="Internet_20_link" text:visited-style-name="Visited_20_Internet_20_Link"><text:span text:style-name="T2"/></text:a></text:p>
      <text:p text:style-name="P17"><text:a xlink:type="simple" xlink:href="https://wis.fit.vutbr.cz/FIT/st/course-sl.php.cs?id=610330&amp;item=62160" text:style-name="Internet_20_link" text:visited-style-name="Visited_20_Internet_20_Link"><text:span text:style-name="T2"/></text:a></text:p>
      <text:p text:style-name="P17"><text:a xlink:type="simple" xlink:href="https://wis.fit.vutbr.cz/FIT/st/course-sl.php.cs?id=610330&amp;item=62160" text:style-name="Internet_20_link" text:visited-style-name="Visited_20_Internet_20_Link"><text:span text:style-name="T2">Projekt 1. část - Datový model (ERD), model případů užití a obhajoba modelů</text:span></text:a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xsvore01</text:p>
      <text:p text:style-name="P19">xkisel02</text:p>
      <text:p text:style-name="P19"/>
      <text:p text:style-name="P19">06.03.2017</text:p>
      <text:p text:style-name="P18"/>
      <text:p text:style-name="P18"><text:soft-page-break/></text:p>
      <text:p text:style-name="P18"/>
      <text:p text:style-name="P18"/>
      <text:p text:style-name="P18"/>
      <text:p text:style-name="P18"/>
      <text:h text:style-name="P20" text:outline-level="3"/>
      <text:p text:style-name="P14"/>
      <text:h text:style-name="P29" text:outline-level="1"><text:bookmark text:name="54"/>Portál Hráčů Dračího Doupěte</text:h>
      <text:p text:style-name="P2"/>
      <text:p text:style-name="P16"><text:span text:style-name="T1">Fanoušci dračího doupěte si založili portál pro sdružení hráčské komunity. Systém umožňuje plánovat a evidovat jednotlivé sezení, základní informace o hráčích, jejich postavách a dobrodružtsvích. Hráče charakterizují základní běžné informace o jeho osobě, postavy, které vlastní, či sezení a dobrodružství, kterých se v minulosti účastnil. Hráči mohou vlastnit několik postav, ze které vystupuje v konkrétních dobrodružstvích, přičemž v každém dobrodružsví může vystupovat jako několik postav zároveň. Postavy mají určitou úroveň, různé rasy (ork, elf, půlelf, poloork, půlčík,.), povolání (válečník, mág, alchemista,.) a vybavení, které buď zakoupila ve městě v obchodech nebo obržela během konkrétního dobrodružství o různé kvantitě a různých typů (zbraň, provize, šípy, apod.). Evidujte rovněž smrti jednotlivých postav, i lokaci, kde postava skonala (uvažujeme, že nelze postavy nijak oživit). Dobrodružství se konají v různých lokalitách, mají různé obtížnosti, soubory map a nepřátel, jednoho i více autorů a slouží jako předlohy pro konkrétní instance hry, které jsou personalizovány herními postavami, vedeny různými PJemi a mít různá jména. Některé dobrodružství mohou být součástí tažení, které se odehrávají na celých kontinentech a sestávat z desítek menších dobrodružství. Každé tažení a dobrodružství má určitý cíl, jako například dobytí bašty, zabití monstra, nebo jen prozkoumání oblasti. Řada, z těchto dobrodružství je však příliš rozsáhlá, a tak jsou členěna do několika sezení, které se konají buď v dedikovaných hernách nebo u hráčů doma. Systém pochopitelně poskytuje informaci o počtu zúčastněných hráčů. Jeden z hráčů je pak Pánem Jeskyně a vede dobrodružství, přičemž systém umožňuje PJovi zaslat pozvánky ostatním hráčům. Hráči si navíc mohou vytisknout statistiku o svých úspěších, počet zabití, počet obdrženého zlata apod.</text:span><text:lin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><draw:frame draw:style-name="fr1" draw:name="Image1" text:anchor-type="paragraph" svg:width="6.6929in" svg:height="5.952in" draw:z-index="1"><draw:image xlink:href="Pictures/1000020100000300000002AB22876CD762D47914.png" xlink:type="simple" xlink:show="embed" xlink:actuate="onLoad"/></draw:frame></text:p>
      <text:p text:style-name="P15"/>
      <text:p text:style-name="P15"/>
      <text:p text:style-name="P15"/>
      <text:p text:style-name="P15"><text:soft-page-break/></text:p>
      <text:p text:style-name="P15"><draw:frame draw:style-name="fr2" draw:name="Image2" text:anchor-type="paragraph" svg:x="0.5252in" svg:y="-0.348in" svg:width="5.6429in" svg:height="10.9516in" draw:z-index="0"><draw:image xlink:href="Pictures/100002010000022D00000439001A8B1A580A0D75.png" xlink:type="simple" xlink:show="embed" xlink:actuate="onLoad"/></draw:frame><text:soft-page-break/></text:p>
      <text:h text:style-name="P34" text:outline-level="1">Implementačná časť</text:h>
      <text:h text:style-name="P35" text:outline-level="2">Procedury</text:h>
      <text:p text:style-name="P3">Prodcedura <text:span text:style-name="T3">racePercent</text:span> prijíma jeden argument, string, ktorý v sebe nesie informáciu o tom, o ktorej rase hrdinov chceme získať informácie. Táto procedúra pomocou premennej CURSOR získa a iteruje cez výsledky dotazu SELECT, a napokon vypočíta výsledok a teda konečný podiel danej rasy spolu s jej názvom do konzoly. Táto procedúra používa taktiež premennú typu %ROWTYPE. Táto premenná predstavuje jeden riadok z tabuľky heroes a je použitá na iterovanie cez výsledky SELECT dotazu. Použité sú výnimky, hlavne výnimka ZERO_DIVIDE pre sanitáciu delenia nulou.</text:p>
      <text:p text:style-name="P13">Procedura <text:span text:style-name="T3">absolutelyNew</text:span><text:span text:style-name="T10"> </text:span><text:span text:style-name="T14">neprijíma žiadne argumenty, zisťuje mená všetkých hrdinov, ktorý sú na základnom levely, pre zisťenie hrdinov, ktorý su potenciálne neaktivný a je potrebné kontaktovať ich vlastníkov, či nepotrebujú pomoc a podobne</text:span><text:span text:style-name="T10">. Procedura používa premennú CURSOR spája 3 tabuľky. Premenná h_cursor obsahuje viacero stĺpcov, preto je potrebné cez túto premennú iterovat pomocou premennej e_c, ktorá je typu h_cursor%ROWTYPE, teda obsahuje vždy jeden riadok premennej CURSOR. Procedúra na konci vypíše mená všetkých hrdinov, ktorý spĺňajú vyššie popísané podmienky. </text:span><text:span text:style-name="T15">V prípade, že neboli nájdení žiadni hrdinovia, je o tom vypísaná informácia.</text:span></text:p>
      <text:p text:style-name="P3"/>
      <text:h text:style-name="P30" text:outline-level="1">Explain plan</text:h>
      <text:p text:style-name="P4">Tento výraz je použitý pre SELECT spájajúci v našej databáze 2 tabuľky, hĺadajúce počty r<text:span text:style-name="T5">á</text:span>s <text:span text:style-name="T7">postáv </text:span>hráčov pomocou GROUP BY a agregačnej funkcie count(). Explain plan je spustený pred vytvorením indexu aj po jeho vytvorení pre porovnanie zmien\optimalizácií, ktoré sa nám podarilo dosiahnuť.</text:p>
      <text:p text:style-name="P4">Spustenie pre vytvorením indexu.</text:p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26">Id</text:p>
          </table:table-cell>
          <table:table-cell table:style-name="Table1.A1" office:value-type="string">
            <text:p text:style-name="P26">Operation</text:p>
          </table:table-cell>
          <table:table-cell table:style-name="Table1.A1" office:value-type="string">
            <text:p text:style-name="P26">Name</text:p>
          </table:table-cell>
          <table:table-cell table:style-name="Table1.A1" office:value-type="string">
            <text:p text:style-name="P26">Rows</text:p>
          </table:table-cell>
          <table:table-cell table:style-name="Table1.A1" office:value-type="string">
            <text:p text:style-name="P26">Bytes</text:p>
          </table:table-cell>
          <table:table-cell table:style-name="Table1.A1" office:value-type="string">
            <text:p text:style-name="P26">Cost(%CPU)</text:p>
          </table:table-cell>
          <table:table-cell table:style-name="Table1.G1" office:value-type="string">
            <text:p text:style-name="P26">Time</text:p>
          </table:table-cell>
        </table:table-row>
        <table:table-row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6">SELECT STATEMENT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6">3</text:p>
          </table:table-cell>
          <table:table-cell table:style-name="Table1.A2" office:value-type="string">
            <text:p text:style-name="P26">117</text:p>
          </table:table-cell>
          <table:table-cell table:style-name="Table1.A2" office:value-type="string">
            <text:p text:style-name="P26">4(25)</text:p>
          </table:table-cell>
          <table:table-cell table:style-name="Table1.G2" office:value-type="string">
            <text:p text:style-name="P26">00:00:01</text:p>
          </table:table-cell>
        </table:table-row>
        <table:table-row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HASH GROUP BY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6">3</text:p>
          </table:table-cell>
          <table:table-cell table:style-name="Table1.A2" office:value-type="string">
            <text:p text:style-name="P26">117</text:p>
          </table:table-cell>
          <table:table-cell table:style-name="Table1.A2" office:value-type="string">
            <text:p text:style-name="P26">4(25)</text:p>
          </table:table-cell>
          <table:table-cell table:style-name="Table1.G2" office:value-type="string">
            <text:p text:style-name="P26">00:00:01</text:p>
          </table:table-cell>
        </table:table-row>
        <table:table-row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26">TABLE ACCESS <text:soft-page-break/>FULL</text:p>
          </table:table-cell>
          <table:table-cell table:style-name="Table1.A2" office:value-type="string">
            <text:p text:style-name="P26">HEROES</text:p>
          </table:table-cell>
          <table:table-cell table:style-name="Table1.A2" office:value-type="string">
            <text:p text:style-name="P26">3</text:p>
          </table:table-cell>
          <table:table-cell table:style-name="Table1.A2" office:value-type="string">
            <text:p text:style-name="P26">117</text:p>
          </table:table-cell>
          <table:table-cell table:style-name="Table1.A2" office:value-type="string">
            <text:p text:style-name="P26">3(0)</text:p>
          </table:table-cell>
          <table:table-cell table:style-name="Table1.G2" office:value-type="string">
            <text:p text:style-name="P26">00:00:01</text:p>
          </table:table-cell>
        </table:table-row>
      </table:table>
      <text:p text:style-name="P4"/>
      <text:p text:style-name="P5">Nasleduje vytvorenie indexu IDX1 na rasu a prezývku hráča.</text:p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26">Id</text:p>
          </table:table-cell>
          <table:table-cell table:style-name="Table2.A1" office:value-type="string">
            <text:p text:style-name="P26">Operation</text:p>
          </table:table-cell>
          <table:table-cell table:style-name="Table2.A1" office:value-type="string">
            <text:p text:style-name="P26">Name</text:p>
          </table:table-cell>
          <table:table-cell table:style-name="Table2.A1" office:value-type="string">
            <text:p text:style-name="P26">Rows</text:p>
          </table:table-cell>
          <table:table-cell table:style-name="Table2.A1" office:value-type="string">
            <text:p text:style-name="P26">Bytes</text:p>
          </table:table-cell>
          <table:table-cell table:style-name="Table2.A1" office:value-type="string">
            <text:p text:style-name="P26">Cost(%CPU)</text:p>
          </table:table-cell>
          <table:table-cell table:style-name="Table2.G1" office:value-type="string">
            <text:p text:style-name="P26">Time</text:p>
          </table:table-cell>
        </table:table-row>
        <table:table-row>
          <table:table-cell table:style-name="Table2.A2" office:value-type="string">
            <text:p text:style-name="P26">0</text:p>
          </table:table-cell>
          <table:table-cell table:style-name="Table2.A2" office:value-type="string">
            <text:p text:style-name="P26">SELECT STATEMENT</text:p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6">3</text:p>
          </table:table-cell>
          <table:table-cell table:style-name="Table2.A2" office:value-type="string">
            <text:p text:style-name="P26">117</text:p>
          </table:table-cell>
          <table:table-cell table:style-name="Table2.A2" office:value-type="string">
            <text:p text:style-name="P28">1(0)</text:p>
          </table:table-cell>
          <table:table-cell table:style-name="Table2.G2" office:value-type="string">
            <text:p text:style-name="P26">00:00:01</text:p>
          </table:table-cell>
        </table:table-row>
        <table:table-row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6">HASH GROUP BY</text:p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6">3</text:p>
          </table:table-cell>
          <table:table-cell table:style-name="Table2.A2" office:value-type="string">
            <text:p text:style-name="P26">117</text:p>
          </table:table-cell>
          <table:table-cell table:style-name="Table2.A2" office:value-type="string">
            <text:p text:style-name="P28">1(0)</text:p>
          </table:table-cell>
          <table:table-cell table:style-name="Table2.G2" office:value-type="string">
            <text:p text:style-name="P26">00:00:01</text:p>
          </table:table-cell>
        </table:table-row>
        <table:table-row>
          <table:table-cell table:style-name="Table2.A2" office:value-type="string">
            <text:p text:style-name="P26">2</text:p>
          </table:table-cell>
          <table:table-cell table:style-name="Table2.A2" office:value-type="string">
            <text:p text:style-name="P26">TABLE ACCESS FULL</text:p>
          </table:table-cell>
          <table:table-cell table:style-name="Table2.A2" office:value-type="string">
            <text:p text:style-name="P28">IDX1</text:p>
          </table:table-cell>
          <table:table-cell table:style-name="Table2.A2" office:value-type="string">
            <text:p text:style-name="P26">3</text:p>
          </table:table-cell>
          <table:table-cell table:style-name="Table2.A2" office:value-type="string">
            <text:p text:style-name="P26">117</text:p>
          </table:table-cell>
          <table:table-cell table:style-name="Table2.A2" office:value-type="string">
            <text:p text:style-name="P26"><text:span text:style-name="T4">1</text:span>(0)</text:p>
          </table:table-cell>
          <table:table-cell table:style-name="Table2.G2" office:value-type="string">
            <text:p text:style-name="P26">00:00:01</text:p>
          </table:table-cell>
        </table:table-row>
      </table:table>
      <text:p text:style-name="P5"/>
      <text:p text:style-name="P5">Tu je možné vidieť, že po vytvorení indexu databáza beží rýchlejšie. CPU je pri tomto dotaze na 0 a <text:s/>prístup na disk je znížený z 3-4 na 1. V tomto prípade nie je možné dosiahnuť ďaľšie optimalizácie.</text:p>
      <text:p text:style-name="P5"/>
      <text:h text:style-name="P31" text:outline-level="1">Databázové triggery</text:h>
      <text:p text:style-name="P6">Implementácia databázových triggerov obsahuje vytvorenie dvoch netriviálnych triggerov, z toho jeden pre automatické generovanie hodnôt primárneho kľúča za použitia sekvencie.</text:p>
      <text:h text:style-name="P22" text:outline-level="3"><text:span text:style-name="T9">Meno triggeru:</text:span> <text:span text:style-name="T11">incTrigger</text:span></text:h>
      <text:h text:style-name="P22" text:outline-level="3">Meno tabuľky: <text:span text:style-name="T10">players</text:span></text:h>
      <text:h text:style-name="P22" text:outline-level="3">Čas spustenia akcie / typ triggeru: <text:span text:style-name="T10">BEFORE</text:span></text:h>
      <text:h text:style-name="P22" text:outline-level="3">Udalosť: <text:span text:style-name="T10">INSERT</text:span></text:h>
      <text:h text:style-name="P24" text:outline-level="3">Popis:</text:h>
      <text:p text:style-name="P7">Pri vložení položky pomocou INSERT do tabuľky „players“ je <text:span text:style-name="T6">vkladanú položku </text:span>generovaný primárny kľúč „id_player“, <text:span text:style-name="T6">ktorý pracuje s hodnotou sekvencie „lastID“, ktorá sa inkrementuje pri vložení novej položky a jej hodnota sa použije ako hodnota primárneho kľúča tejto položky.</text:span></text:p>
      <text:p text:style-name="P8"/>
      <text:h text:style-name="P23" text:outline-level="3"><text:soft-page-break/><text:span text:style-name="T9">Meno triggeru:</text:span> <text:span text:style-name="T11"><text:s/></text:span><text:span text:style-name="T13">deleteHeroRelations</text:span></text:h>
      <text:h text:style-name="P23" text:outline-level="3">Meno tabuľky: <text:span text:style-name="T12">heroes</text:span></text:h>
      <text:h text:style-name="P23" text:outline-level="3">Čas spustenia akcie / typ triggeru: <text:span text:style-name="T10">BEFORE</text:span></text:h>
      <text:h text:style-name="P25" text:outline-level="3">Udalosť: <text:span text:style-name="T12">DELETE</text:span></text:h>
      <text:h text:style-name="P24" text:outline-level="3">Popis:</text:h>
      <text:p text:style-name="P9">Tento trigger zruší pri použití DELETE na položku z tabuľky „heroes“ <text:span text:style-name="T16">na základe hodnoty hero_name </text:span>všetky hodnoty v tabuľke „hero_equipment“, ktoré sú spojené s rušenou položkou resp. <text:span text:style-name="T8">zruší</text:span> vybavenie patriace postave, <text:span text:style-name="T8">ktorej meno je uvedené v príkaze DELETE.</text:span></text:p>
      <text:p text:style-name="P9"/>
      <text:p text:style-name="P10">Ukážka fungovania vyššie uvedených triggerov je v scripte demonštrovaná použitím príkazov DELETE resp. INSERT nasledovaných príkazom SELECT nad tabuľkou, s ktorou pracujú predchádzajúce príkazy.</text:p>
      <text:p text:style-name="P10"/>
      <text:p text:style-name="P10"/>
      <text:h text:style-name="P32" text:outline-level="1">Definícia prístupových práv:</text:h>
      <text:p text:style-name="P11">Definícia prístupových práv k objektom databáze pre druhého člena týmu je implementovaná použitím príkazu GRANT. V tomto prípade má druhý člen týmu úplné práva k manipulácií so všetkými používanými tabuľkami a materializovaným pohľadom <text:span text:style-name="T18">(okrem GRANT OPTION a GRANT PROXY)</text:span>, ktorého popis implementácie je uvedený nižšie. Ďalej môže spúšťať všetky existujúce procedúry, implementácia ktorých je taktiež spomenutá v tejto dokumentácií.</text:p>
      <text:p text:style-name="P11"/>
      <text:h text:style-name="P33" text:outline-level="1">Materializovaný pohľad:</text:h>
      <text:p text:style-name="P12">Implementácia materializovaného pohľadu <text:span text:style-name="T17">s názvom Hheroes </text:span>súčasne zahŕňa LOG ON, <text:span text:style-name="T17">v ktorom je zahrnutý názov tabuľky, ktorá bude predstavovať pre daný materializovaný pohľad vzorovú tabuľku,</text:span> <text:span text:style-name="T17">konkrétne heroes.</text:span> <text:span text:style-name="T17">Taktiež bolo potrebné definovať prístupové práva pre tento materializovaný pohľad. Ukážka princípu, na akom pracuje materializovaný pohľad je demonštrovaná pomocou príkazu </text:span><text:soft-page-break/><text:span text:style-name="T17">DELETE nad daným pohľadom, ktorý končí výpisom chybovej hlášky v znení: „Operácia manipulácie s dátami nie je v tomto pohľade prípustná.“, takže sa tohoto príkazu materializovaný pohľad nijako nemení, čoho dôkazom je výsledok príkazu SELECT nad týmto pohľadom.</text:span></text:p>
      <text:p text:style-name="P9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k" fo:country="SK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7:11:18.337895732</meta:creation-date>
    <dc:date>2017-04-29T08:12:27.098835495</dc:date>
    <meta:editing-duration>PT1H36M32S</meta:editing-duration>
    <meta:editing-cycles>28</meta:editing-cycles>
    <meta:generator>LibreOffice/5.3.2.1$Linux_X86_64 LibreOffice_project/30$Build-1</meta:generator>
    <meta:document-statistic meta:table-count="2" meta:image-count="2" meta:object-count="0" meta:page-count="10" meta:paragraph-count="87" meta:word-count="916" meta:character-count="6359" meta:non-whitespace-character-count="5525"/>
  </office:meta>
</office:document-meta>
</file>